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P2" style:family="paragraph" style:parent-style-name="Heading_20_1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>
      <style:text-properties fo:font-weight="bold" style:font-weight-asian="bold" style:font-weight-complex="bold"/>
    </style:style>
    <style:style style:name="T3_17" style:family="text">
      <style:text-properties fo:font-weight="bold" style:font-weight-asian="bold" style:font-weight-complex="bold"/>
    </style:style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>
      <style:text-properties fo:color="#1155cc" style:text-underline-style="solid" style:text-underline-color="font-color"/>
    </style:style>
    <style:style style:name="T3_38" style:family="text"/>
    <style:style style:name="T3_39" style:family="text">
      <style:text-properties fo:color="#1155cc" style:text-underline-style="solid" style:text-underline-color="font-color"/>
    </style:style>
    <style:style style:name="T3_40" style:family="text"/>
    <style:style style:name="T3_41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/>
    <style:style style:name="T4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3" style:family="text"/>
    <style:style style:name="T4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5" style:family="text"/>
    <style:style style:name="T4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7" style:family="text"/>
    <style:style style:name="T4_8" style:family="text"/>
    <style:style style:name="T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/>
    <style:style style:name="T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/>
    <style:style style:name="T6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6_5" style:family="text"/>
    <style:style style:name="T6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6_7" style:family="text"/>
    <style:style style:name="T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/>
    <style:style style:name="T8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8_3" style:family="text"/>
    <style:style style:name="T8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8_5" style:family="text"/>
    <style:style style:name="T8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8_7" style:family="text"/>
    <style:style style:name="T8_8" style:family="text"/>
    <style:style style:name="T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P9" style:family="paragraph" style:parent-style-name="Standard">
      <style:paragraph-properties fo:break-before="auto" fo:line-height="100%" fo:margin-top="0cm" fo:margin-bottom="0cm" style:writing-mode="lr-tb"/>
    </style:style>
    <style:style style:name="T9_1" style:family="text"/>
    <style:style style:name="T9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_3" style:family="text"/>
    <style:style style:name="T9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_5" style:family="text"/>
    <style:style style:name="T9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_7" style:family="text"/>
    <style:style style:name="T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P10" style:family="paragraph" style:parent-style-name="Heading_20_1">
      <style:paragraph-properties fo:break-before="auto" fo:line-height="100%" style:writing-mode="lr-tb"/>
    </style:style>
    <style:style style:name="T10_1" style:family="text"/>
    <style:style style:name="P11" style:family="paragraph" style:parent-style-name="Heading_20_2">
      <style:paragraph-properties fo:break-before="auto" fo:line-height="100%" style:writing-mode="lr-tb"/>
    </style:style>
    <style:style style:name="T11_1" style:family="text">
      <style:text-properties style:text-underline-style="solid" style:text-underline-color="font-color"/>
    </style:style>
    <style:style style:name="T11_2" style:family="text">
      <style:text-properties style:text-underline-style="solid" style:text-underline-color="font-color"/>
    </style:style>
    <style:style style:name="T11_3" style:family="text">
      <style:text-properties style:text-underline-style="solid" style:text-underline-color="font-color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8" style:family="paragraph" style:parent-style-name="Heading_20_2">
      <style:paragraph-properties fo:break-before="auto" fo:line-height="100%" style:writing-mode="lr-tb"/>
    </style:style>
    <style:style style:name="T28_1" style:family="text">
      <style:text-properties style:text-underline-style="solid" style:text-underline-color="font-color"/>
    </style:style>
    <style:style style:name="T28_2" style:family="text">
      <style:text-properties style:text-underline-style="solid" style:text-underline-color="font-color"/>
    </style:style>
    <style:style style:name="T28_3" style:family="text">
      <style:text-properties style:text-underline-style="solid" style:text-underline-color="font-color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Heading_20_2">
      <style:paragraph-properties fo:break-before="auto" fo:line-height="100%" style:writing-mode="lr-tb"/>
    </style:style>
    <style:style style:name="T38_1" style:family="text">
      <style:text-properties style:text-underline-style="solid" style:text-underline-color="font-color"/>
    </style:style>
    <style:style style:name="T38_2" style:family="text">
      <style:text-properties style:text-underline-style="solid" style:text-underline-color="font-color"/>
    </style:style>
    <style:style style:name="T38_3" style:family="text"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Heading_20_2">
      <style:paragraph-properties fo:break-before="auto" fo:line-height="100%" style:writing-mode="lr-tb"/>
    </style:style>
    <style:style style:name="T46_1" style:family="text">
      <style:text-properties style:text-underline-style="solid" style:text-underline-color="font-color"/>
    </style:style>
    <style:style style:name="T46_2" style:family="text">
      <style:text-properties style:text-underline-style="solid" style:text-underline-color="font-color"/>
    </style:style>
    <style:style style:name="T46_3" style:family="text">
      <style:text-properties style:text-underline-style="solid" style:text-underline-color="font-color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describes</text:span><text:span text:style-name="T1_6"><text:s/></text:span><text:span text:style-name="T1_7">the</text:span><text:span text:style-name="T1_8"><text:s/></text:span><text:span text:style-name="T1_9">file</text:span><text:span text:style-name="T1_10"><text:s/></text:span><text:span text:style-name="T1_11">structure</text:span><text:span text:style-name="T1_12"><text:s/></text:span><text:span text:style-name="T1_13">Room</text:span><text:span text:style-name="T1_14"><text:s/></text:span><text:span text:style-name="T1_15">Quest</text:span><text:span text:style-name="T1_16"><text:s/></text:span><text:span text:style-name="T1_17">uses</text:span><text:span text:style-name="T1_18"><text:s/></text:span><text:span text:style-name="T1_19">to</text:span><text:span text:style-name="T1_20"><text:s/></text:span><text:span text:style-name="T1_21">store</text:span><text:span text:style-name="T1_22"><text:s/></text:span><text:span text:style-name="T1_23">various</text:span><text:span text:style-name="T1_24"><text:s/></text:span><text:span text:style-name="T1_25">mapping</text:span><text:span text:style-name="T1_26"><text:s/></text:span><text:span text:style-name="T1_27">data</text:span><text:span text:style-name="T1_28">.</text:span></text:p>
      <text:h text:style-name="P2" text:outline-level="10"><text:bookmark-start text:name="h.oz83ichrbqrj"/><text:bookmark-end text:name="h.oz83ichrbqrj"/><text:span text:style-name="T2_1">File</text:span><text:span text:style-name="T2_2"><text:s/></text:span><text:span text:style-name="T2_3">Hierarchy</text:span></text:h>
      <text:list text:style-name="LS1" xml:id="list0">
        <text:list-item>
          <text:p text:style-name="P3"><text:span text:style-name="T3_1">RoomQuest</text:span><text:span text:style-name="T3_2"><text:s/></text:span><text:span text:style-name="T3_3">-<text:s/></text:span><text:span text:style-name="T3_4">The</text:span><text:span text:style-name="T3_5"><text:s/></text:span><text:span text:style-name="T3_6">root</text:span><text:span text:style-name="T3_7"><text:s/></text:span><text:span text:style-name="T3_8">folder</text:span><text:span text:style-name="T3_9"><text:s/></text:span><text:span text:style-name="T3_10">that</text:span><text:span text:style-name="T3_11"><text:s/></text:span><text:span text:style-name="T3_12">will</text:span><text:span text:style-name="T3_13"><text:s/></text:span><text:span text:style-name="T3_14">be</text:span><text:span text:style-name="T3_15"><text:s/></text:span><text:span text:style-name="T3_16">zipped</text:span><text:span text:style-name="T3_17"><text:s/></text:span><text:span text:style-name="T3_18">and</text:span><text:span text:style-name="T3_19"><text:s/></text:span><text:span text:style-name="T3_20">downloaded</text:span><text:span text:style-name="T3_21"><text:s/></text:span><text:span text:style-name="T3_22">from</text:span><text:span text:style-name="T3_23"><text:s/></text:span><text:span text:style-name="T3_24">the</text:span><text:span text:style-name="T3_25"><text:s/></text:span><text:span text:style-name="T3_26">server</text:span><text:span text:style-name="T3_27"><text:s/></text:span><text:span text:style-name="T3_28">to</text:span><text:span text:style-name="T3_29"><text:s/></text:span><text:span text:style-name="T3_30">the</text:span><text:span text:style-name="T3_31"><text:s/></text:span><text:span text:style-name="T3_32">device</text:span><text:span text:style-name="T3_33">.<text:s/></text:span><text:span text:style-name="T3_34">ex</text:span><text:span text:style-name="T3_35">.<text:s/></text:span><text:span text:style-name="T3_36"><text:a xlink:type="simple" xlink:href="https://drive.google.com/open?id=0B5CKPUfXP-jGcUJyWlVORzVtbEk&amp;authuser=0"><text:span text:style-name="T3_37">RoomQuest</text:span></text:a></text:span><text:span text:style-name="T3_38"><text:a xlink:type="simple" xlink:href="https://drive.google.com/open?id=0B5CKPUfXP-jGcUJyWlVORzVtbEk&amp;authuser=0"><text:span text:style-name="T3_39">.</text:span></text:a></text:span><text:span text:style-name="T3_40"><text:a xlink:type="simple" xlink:href="https://drive.google.com/open?id=0B5CKPUfXP-jGcUJyWlVORzVtbEk&amp;authuser=0"><text:span text:style-name="T3_41">zip</text:span></text:a></text:span></text:p>
        </text:list-item>
      </text:list>
      <text:list text:style-name="LS2" xml:id="list1">
        <text:list-item>
          <text:list>
            <text:list-item>
              <text:p text:style-name="P4"><text:span text:style-name="T4_1"><text:a xlink:type="simple" xlink:href="#h.opez4g52i0ue"><text:span text:style-name="T4_2">maps</text:span></text:a></text:span><text:span text:style-name="T4_3"><text:a xlink:type="simple" xlink:href="#h.opez4g52i0ue"><text:span text:style-name="T4_4">.</text:span></text:a></text:span><text:span text:style-name="T4_5"><text:a xlink:type="simple" xlink:href="#h.opez4g52i0ue"><text:span text:style-name="T4_6">csv</text:span></text:a></text:span><text:span text:style-name="T4_7"><text:s/></text:span><text:span text:style-name="T4_8">-<text:s/></text:span><text:span text:style-name="T4_9">Required</text:span><text:span text:style-name="T4_10"><text:s/></text:span><text:span text:style-name="T4_11">-<text:s/></text:span><text:span text:style-name="T4_12">List</text:span><text:span text:style-name="T4_13"><text:s/></text:span><text:span text:style-name="T4_14">of</text:span><text:span text:style-name="T4_15"><text:s/></text:span><text:span text:style-name="T4_16">maps</text:span><text:span text:style-name="T4_17"><text:s/></text:span><text:span text:style-name="T4_18">and</text:span><text:span text:style-name="T4_19"><text:s/></text:span><text:span text:style-name="T4_20">the</text:span><text:span text:style-name="T4_21"><text:s/></text:span><text:span text:style-name="T4_22">appropriate</text:span><text:span text:style-name="T4_23"><text:s/></text:span><text:span text:style-name="T4_24">name</text:span></text:p>
            </text:list-item>
          </text:list>
          <text:list text:style-name="LS3" xml:id="list2">
            <text:list-item>
              <text:p text:style-name="P5"><text:span text:style-name="T5_1">&lt;</text:span><text:span text:style-name="T5_2">map</text:span><text:span text:style-name="T5_3"><text:s/></text:span><text:span text:style-name="T5_4">name</text:span><text:span text:style-name="T5_5">&gt;<text:s/></text:span><text:span text:style-name="T5_6">-<text:s/></text:span><text:span text:style-name="T5_7">Required</text:span><text:span text:style-name="T5_8"><text:s/></text:span><text:span text:style-name="T5_9">-<text:s/></text:span><text:span text:style-name="T5_10">ex</text:span><text:span text:style-name="T5_11">.<text:s/></text:span><text:span text:style-name="T5_12">JB</text:span><text:span text:style-name="T5_13">,<text:s/></text:span><text:span text:style-name="T5_14">Contains</text:span><text:span text:style-name="T5_15"><text:s/></text:span><text:span text:style-name="T5_16">files</text:span><text:span text:style-name="T5_17"><text:s/></text:span><text:span text:style-name="T5_18">relevant</text:span><text:span text:style-name="T5_19"><text:s/></text:span><text:span text:style-name="T5_20">to</text:span><text:span text:style-name="T5_21"><text:s/></text:span><text:span text:style-name="T5_22">a</text:span><text:span text:style-name="T5_23"><text:s/></text:span><text:span text:style-name="T5_24">map</text:span><text:span text:style-name="T5_25">.<text:s/></text:span><text:span text:style-name="T5_26">Name</text:span><text:span text:style-name="T5_27"><text:s/></text:span><text:span text:style-name="T5_28">uses</text:span><text:span text:style-name="T5_29"><text:s/></text:span><text:span text:style-name="T5_30">official</text:span><text:span text:style-name="T5_31"><text:s/></text:span><text:span text:style-name="T5_32">building</text:span><text:span text:style-name="T5_33"><text:s/></text:span><text:span text:style-name="T5_34">abbreviation</text:span><text:span text:style-name="T5_35">.</text:span></text:p>
            </text:list-item>
          </text:list>
          <text:list text:style-name="LS1" xml:id="list3">
            <text:list-item>
              <text:list>
                <text:list-item>
                  <text:p text:style-name="P6"><text:span text:style-name="T6_1"><text:a xlink:type="simple" xlink:href="#h.zckyjnvrc0g4"><text:span text:style-name="T6_2">rooms</text:span></text:a></text:span><text:span text:style-name="T6_3"><text:a xlink:type="simple" xlink:href="#h.zckyjnvrc0g4"><text:span text:style-name="T6_4">.</text:span></text:a></text:span><text:span text:style-name="T6_5"><text:a xlink:type="simple" xlink:href="#h.zckyjnvrc0g4"><text:span text:style-name="T6_6">csv</text:span></text:a></text:span><text:span text:style-name="T6_7"><text:s/>-<text:s/></text:span><text:span text:style-name="T6_8">Required</text:span><text:span text:style-name="T6_9"><text:s/></text:span><text:span text:style-name="T6_10">-<text:s/></text:span><text:span text:style-name="T6_11">Describes</text:span><text:span text:style-name="T6_12"><text:s/></text:span><text:span text:style-name="T6_13">the</text:span><text:span text:style-name="T6_14"><text:s/></text:span><text:span text:style-name="T6_15">name</text:span><text:span text:style-name="T6_16">,<text:s/></text:span><text:span text:style-name="T6_17">floor</text:span><text:span text:style-name="T6_18">,<text:s/></text:span><text:span text:style-name="T6_19">and</text:span><text:span text:style-name="T6_20"><text:s/></text:span><text:span text:style-name="T6_21">coordinates</text:span><text:span text:style-name="T6_22"><text:s/></text:span><text:span text:style-name="T6_23">for</text:span><text:span text:style-name="T6_24"><text:s/></text:span><text:span text:style-name="T6_25">each</text:span><text:span text:style-name="T6_26"><text:s/></text:span><text:span text:style-name="T6_27">room</text:span><text:span text:style-name="T6_28"><text:s/></text:span><text:span text:style-name="T6_29">on</text:span><text:span text:style-name="T6_30"><text:s/></text:span><text:span text:style-name="T6_31">the</text:span><text:span text:style-name="T6_32"><text:s/></text:span><text:span text:style-name="T6_33">map</text:span></text:p>
                </text:list-item>
                <text:list-item>
                  <text:p text:style-name="P7"><text:span text:style-name="T7_1">&lt;</text:span><text:span text:style-name="T7_2">floor</text:span><text:span text:style-name="T7_3">&gt;.</text:span><text:span text:style-name="T7_4">png</text:span><text:span text:style-name="T7_5"><text:s/>…<text:s/></text:span><text:span text:style-name="T7_6">Required</text:span><text:span text:style-name="T7_7"><text:s/></text:span><text:span text:style-name="T7_8">-<text:s/></text:span><text:span text:style-name="T7_9">ex</text:span><text:span text:style-name="T7_10">.<text:s/>3.</text:span><text:span text:style-name="T7_11">png</text:span><text:span text:style-name="T7_12">,<text:s/></text:span><text:span text:style-name="T7_13">The</text:span><text:span text:style-name="T7_14"><text:s/></text:span><text:span text:style-name="T7_15">floor</text:span><text:span text:style-name="T7_16"><text:s/></text:span><text:span text:style-name="T7_17">layout</text:span><text:span text:style-name="T7_18"><text:s/></text:span><text:span text:style-name="T7_19">images</text:span><text:span text:style-name="T7_20"><text:s/></text:span><text:span text:style-name="T7_21">to</text:span><text:span text:style-name="T7_22"><text:s/></text:span><text:span text:style-name="T7_23">use</text:span><text:span text:style-name="T7_24"><text:s/></text:span><text:span text:style-name="T7_25">for</text:span><text:span text:style-name="T7_26"><text:s/></text:span><text:span text:style-name="T7_27">the</text:span><text:span text:style-name="T7_28"><text:s/></text:span><text:span text:style-name="T7_29">floor</text:span></text:p>
                </text:list-item>
                <text:list-item>
                  <text:p text:style-name="P8"><text:span text:style-name="T8_1"><text:a xlink:type="simple" xlink:href="#h.dccf60myp1dt"><text:span text:style-name="T8_2">aliases</text:span></text:a></text:span><text:span text:style-name="T8_3"><text:a xlink:type="simple" xlink:href="#h.dccf60myp1dt"><text:span text:style-name="T8_4">.</text:span></text:a></text:span><text:span text:style-name="T8_5"><text:a xlink:type="simple" xlink:href="#h.dccf60myp1dt"><text:span text:style-name="T8_6">csv</text:span></text:a></text:span><text:span text:style-name="T8_7"><text:s/></text:span><text:span text:style-name="T8_8">-<text:s/></text:span><text:span text:style-name="T8_9">Optional</text:span><text:span text:style-name="T8_10"><text:s/></text:span><text:span text:style-name="T8_11">-<text:s/></text:span><text:span text:style-name="T8_12">Used</text:span><text:span text:style-name="T8_13"><text:s/></text:span><text:span text:style-name="T8_14">for</text:span><text:span text:style-name="T8_15"><text:s/></text:span><text:span text:style-name="T8_16">searching</text:span><text:span text:style-name="T8_17"><text:s/></text:span><text:span text:style-name="T8_18">for</text:span><text:span text:style-name="T8_19"><text:s/></text:span><text:span text:style-name="T8_20">rooms</text:span><text:span text:style-name="T8_21"><text:s/></text:span><text:span text:style-name="T8_22">based</text:span><text:span text:style-name="T8_23"><text:s/></text:span><text:span text:style-name="T8_24">on</text:span><text:span text:style-name="T8_25"><text:s/></text:span><text:span text:style-name="T8_26">information</text:span><text:span text:style-name="T8_27"><text:s/></text:span><text:span text:style-name="T8_28">such</text:span><text:span text:style-name="T8_29"><text:s/></text:span><text:span text:style-name="T8_30">as</text:span><text:span text:style-name="T8_31"><text:s/></text:span><text:span text:style-name="T8_32">Professor</text:span><text:span text:style-name="T8_33"><text:s/></text:span><text:span text:style-name="T8_34">or</text:span><text:span text:style-name="T8_35"><text:s/></text:span><text:span text:style-name="T8_36">office</text:span><text:span text:style-name="T8_37"><text:s/></text:span><text:span text:style-name="T8_38">room</text:span><text:span text:style-name="T8_39"><text:s/></text:span><text:span text:style-name="T8_40">number</text:span><text:span text:style-name="T8_41"><text:s/></text:span><text:span text:style-name="T8_42">or</text:span><text:span text:style-name="T8_43"><text:s/></text:span><text:span text:style-name="T8_44">other</text:span><text:span text:style-name="T8_45"><text:s/></text:span><text:span text:style-name="T8_46">information</text:span><text:span text:style-name="T8_47">.<text:s/></text:span><text:span text:style-name="T8_48">e</text:span><text:span text:style-name="T8_49">.</text:span><text:span text:style-name="T8_50">g</text:span><text:span text:style-name="T8_51">.<text:s/></text:span><text:span text:style-name="T8_52">professors</text:span><text:span text:style-name="T8_53"><text:s/></text:span><text:span text:style-name="T8_54">and</text:span><text:span text:style-name="T8_55"><text:s/></text:span><text:span text:style-name="T8_56">offices</text:span><text:span text:style-name="T8_57">.</text:span></text:p>
                </text:list-item>
                <text:list-item>
                  <text:p text:style-name="P9"><text:span text:style-name="T9_1"><text:a xlink:type="simple" xlink:href="#h.q0envn1hsc1v"><text:span text:style-name="T9_2">wifi</text:span></text:a></text:span><text:span text:style-name="T9_3"><text:a xlink:type="simple" xlink:href="#h.q0envn1hsc1v"><text:span text:style-name="T9_4">.</text:span></text:a></text:span><text:span text:style-name="T9_5"><text:a xlink:type="simple" xlink:href="#h.q0envn1hsc1v"><text:span text:style-name="T9_6">csv</text:span></text:a></text:span><text:span text:style-name="T9_7"><text:s/>-<text:s/></text:span><text:span text:style-name="T9_8">Optional</text:span><text:span text:style-name="T9_9"><text:s/>(</text:span><text:span text:style-name="T9_10">not</text:span><text:span text:style-name="T9_11"><text:s/></text:span><text:span text:style-name="T9_12">implemented</text:span><text:span text:style-name="T9_13"><text:s/></text:span><text:span text:style-name="T9_14">yet</text:span><text:span text:style-name="T9_15">)<text:s/></text:span><text:span text:style-name="T9_16">-<text:s/></text:span><text:span text:style-name="T9_17">a</text:span><text:span text:style-name="T9_18"><text:s/></text:span><text:span text:style-name="T9_19">list</text:span><text:span text:style-name="T9_20"><text:s/></text:span><text:span text:style-name="T9_21">of</text:span><text:span text:style-name="T9_22"><text:s/></text:span><text:span text:style-name="T9_23">wifi</text:span><text:span text:style-name="T9_24"><text:s/></text:span><text:span text:style-name="T9_25">signal</text:span><text:span text:style-name="T9_26"><text:s/></text:span><text:span text:style-name="T9_27">samples</text:span><text:span text:style-name="T9_28"><text:s/></text:span><text:span text:style-name="T9_29">for</text:span><text:span text:style-name="T9_30"><text:s/></text:span><text:span text:style-name="T9_31">various</text:span><text:span text:style-name="T9_32"><text:s/></text:span><text:span text:style-name="T9_33">locations</text:span><text:span text:style-name="T9_34">.<text:s/></text:span><text:span text:style-name="T9_35">Parsed</text:span><text:span text:style-name="T9_36"><text:s/></text:span><text:span text:style-name="T9_37">and</text:span><text:span text:style-name="T9_38"><text:s/></text:span><text:span text:style-name="T9_39">compared</text:span><text:span text:style-name="T9_40"><text:s/></text:span><text:span text:style-name="T9_41">to</text:span><text:span text:style-name="T9_42"><text:s/></text:span><text:span text:style-name="T9_43">a</text:span><text:span text:style-name="T9_44"><text:s/></text:span><text:span text:style-name="T9_45">current</text:span><text:span text:style-name="T9_46"><text:s/></text:span><text:span text:style-name="T9_47">wifi</text:span><text:span text:style-name="T9_48"><text:s/></text:span><text:span text:style-name="T9_49">signal</text:span><text:span text:style-name="T9_50"><text:s/></text:span><text:span text:style-name="T9_51">sample</text:span><text:span text:style-name="T9_52"><text:s/></text:span><text:span text:style-name="T9_53">in</text:span><text:span text:style-name="T9_54"><text:s/></text:span><text:span text:style-name="T9_55">an</text:span><text:span text:style-name="T9_56"><text:s/></text:span><text:span text:style-name="T9_57">attempt</text:span><text:span text:style-name="T9_58"><text:s/></text:span><text:span text:style-name="T9_59">to</text:span><text:span text:style-name="T9_60"><text:s/></text:span><text:span text:style-name="T9_61">determine</text:span><text:span text:style-name="T9_62"><text:s/></text:span><text:span text:style-name="T9_63">location</text:span><text:span text:style-name="T9_64">.</text:span></text:p>
                </text:list-item>
              </text:list>
            </text:list-item>
          </text:list>
        </text:list-item>
      </text:list>
      <text:h text:style-name="P10" text:outline-level="10"><text:bookmark-start text:name="h.37tzwzu1d1in"/><text:bookmark-end text:name="h.37tzwzu1d1in"/><text:span text:style-name="T10_1">Format</text:span></text:h>
      <text:h text:style-name="P11" text:outline-level="10"><text:bookmark-start text:name="h.zckyjnvrc0g4"/><text:bookmark-end text:name="h.zckyjnvrc0g4"/><text:span text:style-name="T11_1">rooms</text:span><text:span text:style-name="T11_2">.</text:span><text:span text:style-name="T11_3">csv</text:span></text:h>
      <text:p text:style-name="P12"><text:span text:style-name="T12_1">comma</text:span><text:span text:style-name="T12_2"><text:s/></text:span><text:span text:style-name="T12_3">separated</text:span><text:span text:style-name="T12_4"><text:s/></text:span><text:span text:style-name="T12_5">values</text:span><text:span text:style-name="T12_6"><text:s/></text:span><text:span text:style-name="T12_7">file</text:span><text:span text:style-name="T12_8"><text:s/></text:span><text:span text:style-name="T12_9">format</text:span></text:p>
      <text:p text:style-name="P13"/>
      <text:p text:style-name="P14"><text:span text:style-name="T14_1">First</text:span><text:span text:style-name="T14_2"><text:s/></text:span><text:span text:style-name="T14_3">row</text:span><text:span text:style-name="T14_4"><text:s/></text:span><text:span text:style-name="T14_5">format</text:span><text:span text:style-name="T14_6">:</text:span><text:span text:style-name="T14_7"><text:s/></text:span></text:p>
      <text:p text:style-name="P15"><text:span text:style-name="T15_1">&lt;</text:span><text:span text:style-name="T15_2">first</text:span><text:span text:style-name="T15_3"><text:s/></text:span><text:span text:style-name="T15_4">floor</text:span><text:span text:style-name="T15_5"><text:s/></text:span><text:span text:style-name="T15_6">name</text:span><text:span text:style-name="T15_7">&gt;,&lt;</text:span><text:span text:style-name="T15_8">second</text:span><text:span text:style-name="T15_9"><text:s/></text:span><text:span text:style-name="T15_10">floor</text:span><text:span text:style-name="T15_11"><text:s/></text:span><text:span text:style-name="T15_12">name</text:span><text:span text:style-name="T15_13">&gt;,&lt;<text:s/>…<text:s/>&gt;,&lt;</text:span><text:span text:style-name="T15_14">last</text:span><text:span text:style-name="T15_15"><text:s/></text:span><text:span text:style-name="T15_16">floor</text:span><text:span text:style-name="T15_17"><text:s/></text:span><text:span text:style-name="T15_18">name</text:span><text:span text:style-name="T15_19">&gt;</text:span></text:p>
      <text:p text:style-name="P16"/>
      <text:p text:style-name="P17"><text:span text:style-name="T17_1">Following</text:span><text:span text:style-name="T17_2"><text:s/></text:span><text:span text:style-name="T17_3">rows</text:span><text:span text:style-name="T17_4"><text:s/></text:span><text:span text:style-name="T17_5">format</text:span><text:span text:style-name="T17_6">:</text:span></text:p>
      <text:p text:style-name="P18"><text:span text:style-name="T18_1">&lt;</text:span><text:span text:style-name="T18_2">room</text:span><text:span text:style-name="T18_3"><text:s/></text:span><text:span text:style-name="T18_4">number</text:span><text:span text:style-name="T18_5"><text:s/>/<text:s/></text:span><text:span text:style-name="T18_6">name</text:span><text:span text:style-name="T18_7">&gt;,&lt;</text:span><text:span text:style-name="T18_8">type</text:span><text:span text:style-name="T18_9">&gt;,&lt;</text:span><text:span text:style-name="T18_10">floor</text:span><text:span text:style-name="T18_11">&gt;,&lt;</text:span><text:span text:style-name="T18_12">x</text:span><text:span text:style-name="T18_13">&gt;,&lt;</text:span><text:span text:style-name="T18_14">y</text:span><text:span text:style-name="T18_15">&gt;</text:span></text:p>
      <text:p text:style-name="P19"/>
      <text:p text:style-name="P20"><text:span text:style-name="T20_1">Example</text:span><text:span text:style-name="T20_2">:</text:span></text:p>
      <text:p text:style-name="P21"><text:span text:style-name="T21_1">B</text:span><text:span text:style-name="T21_2">,1,2,3,4</text:span></text:p>
      <text:p text:style-name="P22"><text:span text:style-name="T22_1">358,</text:span><text:span text:style-name="T22_2">classroom</text:span><text:span text:style-name="T22_3">,3,132,543</text:span></text:p>
      <text:p text:style-name="P23"><text:span text:style-name="T23_1">MR</text:span><text:span text:style-name="T23_2">,</text:span><text:span text:style-name="T23_3">restroom</text:span><text:span text:style-name="T23_4">,2,432,634</text:span></text:p>
      <text:p text:style-name="P24"><text:span text:style-name="T24_1">234,</text:span><text:span text:style-name="T24_2">office</text:span><text:span text:style-name="T24_3">,2,264,742</text:span></text:p>
      <text:p text:style-name="P25"><text:span text:style-name="T25_1">024,</text:span><text:span text:style-name="T25_2">dungeon</text:span><text:span text:style-name="T25_3">,</text:span><text:span text:style-name="T25_4">B</text:span><text:span text:style-name="T25_5">,34,423</text:span></text:p>
      <text:p text:style-name="P26"/>
      <text:p text:style-name="P27"/>
      <text:h text:style-name="P28" text:outline-level="10"><text:bookmark-start text:name="h.opez4g52i0ue"/><text:bookmark-end text:name="h.opez4g52i0ue"/><text:span text:style-name="T28_1">maps</text:span><text:span text:style-name="T28_2">.</text:span><text:span text:style-name="T28_3">csv</text:span></text:h>
      <text:p text:style-name="P29"><text:span text:style-name="T29_1">comma</text:span><text:span text:style-name="T29_2"><text:s/></text:span><text:span text:style-name="T29_3">separated</text:span><text:span text:style-name="T29_4"><text:s/></text:span><text:span text:style-name="T29_5">values</text:span><text:span text:style-name="T29_6"><text:s/></text:span><text:span text:style-name="T29_7">file</text:span><text:span text:style-name="T29_8"><text:s/></text:span><text:span text:style-name="T29_9">format</text:span></text:p>
      <text:p text:style-name="P30"/>
      <text:p text:style-name="P31"><text:span text:style-name="T31_1">Row</text:span><text:span text:style-name="T31_2"><text:s/></text:span><text:span text:style-name="T31_3">format</text:span><text:span text:style-name="T31_4">:</text:span></text:p>
      <text:p text:style-name="P32"><text:span text:style-name="T32_1">&lt;</text:span><text:span text:style-name="T32_2">official</text:span><text:span text:style-name="T32_3"><text:s/></text:span><text:span text:style-name="T32_4">building</text:span><text:span text:style-name="T32_5"><text:s/></text:span><text:span text:style-name="T32_6">abbreviation</text:span><text:span text:style-name="T32_7">&gt;,&lt;</text:span><text:span text:style-name="T32_8">full</text:span><text:span text:style-name="T32_9"><text:s/></text:span><text:span text:style-name="T32_10">building</text:span><text:span text:style-name="T32_11"><text:s/></text:span><text:span text:style-name="T32_12">name</text:span><text:span text:style-name="T32_13">&gt;<text:s/></text:span></text:p>
      <text:p text:style-name="P33"/>
      <text:p text:style-name="P34"><text:span text:style-name="T34_1">ex</text:span><text:span text:style-name="T34_2">:</text:span></text:p>
      <text:p text:style-name="P35"><text:span text:style-name="T35_1">JB</text:span><text:span text:style-name="T35_2">,</text:span><text:span text:style-name="T35_3">Jack</text:span><text:span text:style-name="T35_4"><text:s/></text:span><text:span text:style-name="T35_5">Brown</text:span><text:span text:style-name="T35_6"><text:s/></text:span><text:span text:style-name="T35_7">Hall</text:span></text:p>
      <text:p text:style-name="P36"><text:span text:style-name="T36_1">UH</text:span><text:span text:style-name="T36_2">,</text:span><text:span text:style-name="T36_3">University</text:span><text:span text:style-name="T36_4"><text:s/></text:span><text:span text:style-name="T36_5">Hall</text:span></text:p>
      <text:p text:style-name="P37"><text:span text:style-name="T37_1">SU</text:span><text:span text:style-name="T37_2">,</text:span><text:span text:style-name="T37_3">Student</text:span><text:span text:style-name="T37_4"><text:s/></text:span><text:span text:style-name="T37_5">Union</text:span></text:p>
      <text:h text:style-name="P38" text:outline-level="10"><text:bookmark-start text:name="h.dccf60myp1dt"/><text:bookmark-end text:name="h.dccf60myp1dt"/><text:span text:style-name="T38_1">aliases</text:span><text:span text:style-name="T38_2">.</text:span><text:span text:style-name="T38_3">csv</text:span></text:h>
      <text:p text:style-name="P39"><text:span text:style-name="T39_1">Row</text:span><text:span text:style-name="T39_2"><text:s/></text:span><text:span text:style-name="T39_3">format</text:span><text:span text:style-name="T39_4">:</text:span></text:p>
      <text:p text:style-name="P40"><text:span text:style-name="T40_1">&lt;</text:span><text:span text:style-name="T40_2">room</text:span><text:span text:style-name="T40_3"><text:s/></text:span><text:span text:style-name="T40_4">number</text:span><text:span text:style-name="T40_5">&gt;,&lt;</text:span><text:span text:style-name="T40_6">alias</text:span><text:span text:style-name="T40_7"><text:s/>1&gt;,&lt;</text:span><text:span text:style-name="T40_8">alias</text:span><text:span text:style-name="T40_9"><text:s/>2&gt;,<text:s/>…<text:s/>,&lt;</text:span><text:span text:style-name="T40_10">alias</text:span><text:span text:style-name="T40_11"><text:s/></text:span><text:span text:style-name="T40_12">n</text:span><text:span text:style-name="T40_13">&gt;</text:span></text:p>
      <text:p text:style-name="P41"/>
      <text:p text:style-name="P42"><text:span text:style-name="T42_1">ex</text:span><text:span text:style-name="T42_2">:</text:span></text:p>
      <text:p text:style-name="P43"><text:span text:style-name="T43_1">123,</text:span><text:span text:style-name="T43_2">Dr</text:span><text:span text:style-name="T43_3">.<text:s/></text:span><text:span text:style-name="T43_4">Schrodinger</text:span></text:p>
      <text:p text:style-name="P44"><text:span text:style-name="T44_1">256,</text:span><text:span text:style-name="T44_2">CSE</text:span><text:span text:style-name="T44_3"><text:s/></text:span><text:span text:style-name="T44_4">Office</text:span><text:span text:style-name="T44_5">,</text:span><text:span text:style-name="T44_6">Computer</text:span><text:span text:style-name="T44_7"><text:s/></text:span><text:span text:style-name="T44_8">Science</text:span><text:span text:style-name="T44_9"><text:s/></text:span><text:span text:style-name="T44_10">Office</text:span></text:p>
      <text:p text:style-name="P45"/>
      <text:h text:style-name="P46" text:outline-level="10"><text:bookmark-start text:name="h.q0envn1hsc1v"/><text:bookmark-end text:name="h.q0envn1hsc1v"/><text:span text:style-name="T46_1">wifi</text:span><text:span text:style-name="T46_2">.</text:span><text:span text:style-name="T46_3">csv</text:span></text:h>
      <text:p text:style-name="P47"><text:span text:style-name="T47_1">Row</text:span><text:span text:style-name="T47_2"><text:s/></text:span><text:span text:style-name="T47_3">format</text:span><text:span text:style-name="T47_4">:</text:span></text:p>
      <text:p text:style-name="P48"><text:span text:style-name="T48_1">&lt;</text:span><text:span text:style-name="T48_2">x</text:span><text:span text:style-name="T48_3">&gt;,&lt;</text:span><text:span text:style-name="T48_4">y</text:span><text:span text:style-name="T48_5">&gt;,&lt;</text:span><text:span text:style-name="T48_6">bssid</text:span><text:span text:style-name="T48_7"><text:s/>1&gt;,&lt;</text:span><text:span text:style-name="T48_8">power</text:span><text:span text:style-name="T48_9"><text:s/></text:span><text:span text:style-name="T48_10">level</text:span><text:span text:style-name="T48_11"><text:s/>1&gt;,&lt;</text:span><text:span text:style-name="T48_12">bssid</text:span><text:span text:style-name="T48_13"><text:s/>2&gt;,&lt;</text:span><text:span text:style-name="T48_14">power</text:span><text:span text:style-name="T48_15"><text:s/></text:span><text:span text:style-name="T48_16">level</text:span><text:span text:style-name="T48_17"><text:s/>2&gt;,<text:s/>…<text:s/>,<text:s/>&lt;</text:span><text:span text:style-name="T48_18">last</text:span><text:span text:style-name="T48_19"><text:s/></text:span><text:span text:style-name="T48_20">bssid</text:span><text:span text:style-name="T48_21">&gt;,&lt;</text:span><text:span text:style-name="T48_22">last</text:span><text:span text:style-name="T48_23"><text:s/></text:span><text:span text:style-name="T48_24">power</text:span><text:span text:style-name="T48_25"><text:s/></text:span><text:span text:style-name="T48_26">level</text:span><text:span text:style-name="T48_27">&gt;</text:span></text:p>
      <text:p text:style-name="P49"/>
      <text:p text:style-name="P50"><text:span text:style-name="T50_1">ex</text:span><text:span text:style-name="T50_2">:</text:span></text:p>
      <text:p text:style-name="P51"><text:span text:style-name="T51_1">23,645,23:5</text:span><text:span text:style-name="T51_2">f</text:span><text:span text:style-name="T51_3">:2</text:span><text:span text:style-name="T51_4">c</text:span><text:span text:style-name="T51_5">:68:4</text:span><text:span text:style-name="T51_6">a</text:span><text:span text:style-name="T51_7">:34,34.2,22:26:3</text:span><text:span text:style-name="T51_8">c</text:span><text:span text:style-name="T51_9">:4</text:span><text:span text:style-name="T51_10">a</text:span><text:span text:style-name="T51_11">:4</text:span><text:span text:style-name="T51_12">a</text:span><text:span text:style-name="T51_13">:34,42.5,64.2,4</text:span><text:span text:style-name="T51_14">f</text:span><text:span text:style-name="T51_15">:26:3</text:span><text:span text:style-name="T51_16">a</text:span><text:span text:style-name="T51_17">:4</text:span><text:span text:style-name="T51_18">a</text:span><text:span text:style-name="T51_19">:</text:span><text:span text:style-name="T51_20">ba</text:span><text:span text:style-name="T51_21">:71,4.3</text:span></text:p>
      <text:p text:style-name="P52"><text:span text:style-name="T52_1">23,645,23:2</text:span><text:span text:style-name="T52_2">f</text:span><text:span text:style-name="T52_3">:24:38:4</text:span><text:span text:style-name="T52_4">a</text:span><text:span text:style-name="T52_5">:25,67.7,87:34:12:7</text:span><text:span text:style-name="T52_6">a</text:span><text:span text:style-name="T52_7">:4</text:span><text:span text:style-name="T52_8">b</text:span><text:span text:style-name="T52_9">:33,74.1</text:span></text:p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